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E(keV)</text:p>
          </table:table-cell>
          <table:table-cell table:style-name="ce1" office:value-type="string" calcext:value-type="string">
            <text:p>LET(keV/um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float" office:value="253.133" calcext:value-type="float">
            <text:p>253,13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49.37" calcext:value-type="float">
            <text:p>249,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8.893" calcext:value-type="float">
            <text:p>248,8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float" office:value="247.436" calcext:value-type="float">
            <text:p>247,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6.038" calcext:value-type="float">
            <text:p>246,03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8.364" calcext:value-type="float">
            <text:p>238,3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1.249" calcext:value-type="float">
            <text:p>231,24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31.085" calcext:value-type="float">
            <text:p>231,08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5.124" calcext:value-type="float">
            <text:p>225,12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19.418" calcext:value-type="float">
            <text:p>219,4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12.425" calcext:value-type="float">
            <text:p>212,42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3.894" calcext:value-type="float">
            <text:p>203,89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95.914" calcext:value-type="float">
            <text:p>195,9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8.471" calcext:value-type="float">
            <text:p>188,4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1.646" calcext:value-type="float">
            <text:p>181,6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5.319" calcext:value-type="float">
            <text:p>175,3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9.432" calcext:value-type="float">
            <text:p>169,4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1.225" calcext:value-type="float">
            <text:p>161,2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office:value-type="float" office:value="158.804" calcext:value-type="float">
            <text:p>158,8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54.079" calcext:value-type="float">
            <text:p>154,0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3.972" calcext:value-type="float">
            <text:p>153,972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50.986" calcext:value-type="float">
            <text:p>150,98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9.6" calcext:value-type="float">
            <text:p>149,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47.648" calcext:value-type="float">
            <text:p>147,6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5.413" calcext:value-type="float">
            <text:p>145,4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44.945" calcext:value-type="float">
            <text:p>144,94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44.675" calcext:value-type="float">
            <text:p>144,67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2.871" calcext:value-type="float">
            <text:p>142,87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1.274" calcext:value-type="float">
            <text:p>141,27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8.003" calcext:value-type="float">
            <text:p>138,0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4.956" calcext:value-type="float">
            <text:p>134,9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2.014" calcext:value-type="float">
            <text:p>132,01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9.254" calcext:value-type="float">
            <text:p>129,25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6.588" calcext:value-type="float">
            <text:p>126,58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4.244" calcext:value-type="float">
            <text:p>124,24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1.655" calcext:value-type="float">
            <text:p>121,6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9.346" calcext:value-type="float">
            <text:p>119,34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17.13" calcext:value-type="float">
            <text:p>117,1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5.051" calcext:value-type="float">
            <text:p>115,05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13.027" calcext:value-type="float">
            <text:p>113,02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" office:value-type="float" office:value="111.072" calcext:value-type="float">
            <text:p>111,07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2.297" calcext:value-type="float">
            <text:p>102,2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5.226" calcext:value-type="float">
            <text:p>95,22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91.8382" calcext:value-type="float">
            <text:p>91,8382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8.8465" calcext:value-type="float">
            <text:p>88,846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86.1443" calcext:value-type="float">
            <text:p>86,144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" office:value-type="float" office:value="83.5456" calcext:value-type="float">
            <text:p>83,5456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81.1063" calcext:value-type="float">
            <text:p>81,106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78.9005" calcext:value-type="float">
            <text:p>78,900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76.7315" calcext:value-type="float">
            <text:p>76,731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2" office:value-type="float" office:value="74.6509" calcext:value-type="float">
            <text:p>74,650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2" office:value-type="float" office:value="73.2599" calcext:value-type="float">
            <text:p>73,2599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70.8213" calcext:value-type="float">
            <text:p>70,821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0.1297" calcext:value-type="float">
            <text:p>70,129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2" office:value-type="float" office:value="67.7876" calcext:value-type="float">
            <text:p>67,787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4.8039" calcext:value-type="float">
            <text:p>64,80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2" office:value-type="float" office:value="62.1489" calcext:value-type="float">
            <text:p>62,1489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9.6598" calcext:value-type="float">
            <text:p>59,659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57.4744" calcext:value-type="float">
            <text:p>57,474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style-name="ce2" office:value-type="float" office:value="53.5082" calcext:value-type="float">
            <text:p>53,508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style-name="ce2" office:value-type="float" office:value="50.0223" calcext:value-type="float">
            <text:p>50,022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7.1158" calcext:value-type="float">
            <text:p>47,115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table:style-name="ce2" office:value-type="float" office:value="44.5051" calcext:value-type="float">
            <text:p>44,505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2.2013" calcext:value-type="float">
            <text:p>42,2013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41.155" calcext:value-type="float">
            <text:p>41,155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8.3446" calcext:value-type="float">
            <text:p>38,3446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35.8713" calcext:value-type="float">
            <text:p>35,871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34.6958" calcext:value-type="float">
            <text:p>34,69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2" office:value-type="float" office:value="33.728" calcext:value-type="float">
            <text:p>33,728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style-name="ce2" office:value-type="float" office:value="31.0496" calcext:value-type="float">
            <text:p>31,0496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style-name="ce2" office:value-type="float" office:value="29.1845" calcext:value-type="float">
            <text:p>29,184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style-name="ce2" office:value-type="float" office:value="25.8224" calcext:value-type="float">
            <text:p>25,822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4.4289" calcext:value-type="float">
            <text:p>24,428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style-name="ce2" office:value-type="float" office:value="23.2099" calcext:value-type="float">
            <text:p>23,209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21.1666" calcext:value-type="float">
            <text:p>21,1666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20.174" calcext:value-type="float">
            <text:p>20,17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2" office:value-type="float" office:value="19.3884" calcext:value-type="float">
            <text:p>19,3884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style-name="ce2" office:value-type="float" office:value="16.8519" calcext:value-type="float">
            <text:p>16,8519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style-name="ce2" office:value-type="float" office:value="15.7271" calcext:value-type="float">
            <text:p>15,7271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4.7901" calcext:value-type="float">
            <text:p>14,7901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14.3698" calcext:value-type="float">
            <text:p>14,369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ce2" office:value-type="float" office:value="14.0948" calcext:value-type="float">
            <text:p>14,094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.3271" calcext:value-type="float">
            <text:p>13,3271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2.5686" calcext:value-type="float">
            <text:p>12,5686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1.7846" calcext:value-type="float">
            <text:p>11,78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ce2" office:value-type="float" office:value="11.0865" calcext:value-type="float">
            <text:p>11,086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0.05" calcext:value-type="float">
            <text:p>10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5:10:01.129313295</meta:creation-date>
    <dc:date>2022-12-12T15:16:09.581675971</dc:date>
    <meta:editing-duration>PT6M8S</meta:editing-duration>
    <meta:editing-cycles>1</meta:editing-cycles>
    <meta:document-statistic meta:table-count="1" meta:cell-count="176" meta:object-count="0"/>
    <meta:generator>LibreOffice/7.2.6.2$Linux_X86_64 LibreOffice_project/20$Build-2</meta:generator>
  </office:meta>
</office:document-meta>
</file>